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aperwork TO DO Layout</text:p>
      <text:p text:style-name="Standard"/>
      <text:p text:style-name="P2">( ) Maps</text:p>
      <text:p text:style-name="P1"><text:tab/>( ) erst Karte mit wald und geplanten Abteilungen in Studyarea</text:p>
      <text:p text:style-name="P1"><text:tab/>( ) bei Results zu beginn Karte mit tatsächlichen Plot positionen </text:p>
      <text:p text:style-name="P1">UND</text:p>
      <text:p text:style-name="P1"><text:tab/>( ) kurze beschriebeung <text:tab/>was wir gefunen haben (zb das lärchen abt <text:tab/>eher ne wiese ist). <text:tab/> <text:s text:c="4"/>Das fehlt bisher und würde es <text:tab/>einfacher <text:tab/>machen die ergebnisse zu interprätieren.</text:p>
      <text:p text:style-name="P1"/>
      <text:p text:style-name="P1">( ) zusätzlich könnte man jett auch in results oder diskussion, die ähnlichkeiten von LA und CL beschreiben.</text:p>
      <text:p text:style-name="P1"/>
      <text:p text:style-name="P2">( ) Workflow und Plot Design</text:p>
      <text:p text:style-name="P1"><text:tab/>( ) Workflow, wie detailiert?</text:p>
      <text:p text:style-name="P1"><text:tab/>( ) Plot design</text:p>
      <text:p text:style-name="P1"><text:tab/>( ) für conlcusion noch den Gradient?</text:p>
      <text:p text:style-name="P1"/>
      <text:p text:style-name="P2">( ) Tabellen und Abbilungen</text:p>
      <text:p text:style-name="P1"><text:tab/>( ) basic stats.</text:p>
      <text:p text:style-name="P1"><text:tab/>- besondere ergebnisse highlighten? Mit schwellen wert oder nach gefühl? <text:tab/>Wie begründen?</text:p>
      <text:p text:style-name="P1"><text:tab/>( ) Hyperspcae plots, ggf über funktion anpassen (cex und sowas)</text:p>
      <text:p text:style-name="P1"/>
      <text:p text:style-name="P1"><text:tab/>( ) hand sortet tables</text:p>
      <text:p text:style-name="P1">- die gruppen mit kasten markieren, aber wie? Über alles oder nur besondern deutliche <text:tab/>cluster?</text:p>
      <text:p text:style-name="P1"/>
      <text:p text:style-name="P3">( ) Paper soweit fertig nur noch Korrektur le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31T11:21:29.63</meta:creation-date>
    <meta:print-date>2020-03-31T11:33:46.93</meta:print-date>
    <meta:document-statistic meta:table-count="0" meta:image-count="0" meta:object-count="0" meta:page-count="1" meta:paragraph-count="18" meta:word-count="160" meta:character-count="930"/>
    <dc:date>2020-03-31T11:34:07.34</dc:date>
    <meta:editing-duration>PT12M38S</meta:editing-duration>
    <meta:editing-cycles>1</meta:editing-cycles>
    <meta:generator>OpenOffice/4.1.3$Win32 OpenOffice.org_project/413m1$Build-9783</meta:generator>
  </office:meta>
</office:document-meta>
</file>